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
    <style:style style:name="P3" style:family="paragraph" style:parent-style-name="Standard" style:list-style-name="Numbering_20_123">
      <style:text-properties officeooo:rsid="0009ebd5" officeooo:paragraph-rsid="0009ebd5"/>
    </style:style>
    <style:style style:name="P4" style:family="paragraph" style:parent-style-name="Standard" style:list-style-name="">
      <style:text-properties officeooo:rsid="0009ebd5" officeooo:paragraph-rsid="0009ebd5"/>
    </style:style>
    <style:style style:name="P5" style:family="paragraph" style:parent-style-name="Standard" style:list-style-name="Numbering_20_123">
      <style:text-properties officeooo:rsid="000b1502" officeooo:paragraph-rsid="000b1502"/>
    </style:style>
    <style:style style:name="P6" style:family="paragraph" style:parent-style-name="Standard" style:list-style-name="">
      <style:text-properties officeooo:rsid="000b1502" officeooo:paragraph-rsid="000b1502"/>
    </style:style>
    <style:style style:name="P7" style:family="paragraph" style:parent-style-name="Standard" style:list-style-name="Numbering_20_123">
      <style:text-properties officeooo:rsid="000b9495" officeooo:paragraph-rsid="000b9495"/>
    </style:style>
    <style:style style:name="P8" style:family="paragraph" style:parent-style-name="Standard" style:list-style-name="Numbering_20_123">
      <style:text-properties officeooo:rsid="000fa7be" officeooo:paragraph-rsid="000fa7be"/>
    </style:style>
    <style:style style:name="P9" style:family="paragraph" style:parent-style-name="Standard" style:list-style-name="">
      <style:text-properties officeooo:rsid="000d47b5" officeooo:paragraph-rsid="000d47b5"/>
    </style:style>
    <style:style style:name="P10" style:family="paragraph" style:parent-style-name="Standard" style:list-style-name="Numbering_20_123">
      <style:text-properties officeooo:rsid="000d47b5" officeooo:paragraph-rsid="000d47b5"/>
    </style:style>
    <style:style style:name="P11" style:family="paragraph" style:parent-style-name="Standard" style:list-style-name="Numbering_20_123">
      <style:text-properties officeooo:rsid="000d47b5" officeooo:paragraph-rsid="00116c2e"/>
    </style:style>
    <style:style style:name="P12" style:family="paragraph" style:parent-style-name="Standard" style:list-style-name="Numbering_20_123">
      <style:text-properties officeooo:rsid="00116c2e" officeooo:paragraph-rsid="00116c2e"/>
    </style:style>
    <style:style style:name="T1" style:family="text">
      <style:text-properties officeooo:rsid="0009ebd5"/>
    </style:style>
    <style:style style:name="T2" style:family="text">
      <style:text-properties officeooo:rsid="000b1502"/>
    </style:style>
    <style:style style:name="T3" style:family="text">
      <style:text-properties officeooo:rsid="000d47b5"/>
    </style:style>
    <style:style style:name="T4" style:family="text">
      <style:text-properties officeooo:rsid="000e07e9"/>
    </style:style>
    <style:style style:name="T5" style:family="text">
      <style:text-properties officeooo:rsid="000e3d63"/>
    </style:style>
    <style:style style:name="T6" style:family="text">
      <style:text-properties officeooo:rsid="000fa7be"/>
    </style:style>
    <style:style style:name="T7" style:family="text">
      <style:text-properties officeooo:rsid="00116c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y Programmer I/O Board <text:span text:style-name="T1">Theory</text:span> Of Operation</text:p>
      <text:h text:style-name="P2" text:outline-level="2"/>
      <text:list xml:id="list3009327089" text:style-name="Numbering_20_123">
        <text:list-item>
          <text:h text:style-name="P3" text:outline-level="2">Overview</text:h>
          <text:list>
            <text:list-item>
              <text:h text:style-name="P3" text:outline-level="2">The I/O board is designed as a <text:span text:style-name="T5">wing</text:span> for an A<text:span text:style-name="T5">dafruit Feather M4 Express </text:span>board. It provides the electrical interface to the various batteries</text:h>
            </text:list-item>
            <text:list-item>
              <text:h text:style-name="P3" text:outline-level="2">It also provides other functions as detailed below</text:h>
            </text:list-item>
          </text:list>
        </text:list-item>
      </text:list>
      <text:h text:style-name="P4" text:outline-level="2"/>
      <text:list xml:id="list160806612572845" text:continue-numbering="true" text:style-name="Numbering_20_123">
        <text:list-item>
          <text:h text:style-name="P3" text:outline-level="2">Connectors</text:h>
          <text:list>
            <text:list-item>
              <text:h text:style-name="P3" text:outline-level="2"><text:span text:style-name="T5">Feather</text:span><text:span text:style-name="T2"> headers - </text:span><text:span text:style-name="T5">A1</text:span></text:h>
              <text:list>
                <text:list-item>
                  <text:h text:style-name="P3" text:outline-level="2">These connectors provide the interface to the Arduino Mega 2560</text:h>
                </text:list-item>
                <text:list-item>
                  <text:h text:style-name="P3" text:outline-level="2">For a detailed pin out please see the <text:a xlink:type="simple" xlink:href="https://www.adafruit.com/product/3857" text:style-name="Internet_20_link" text:visited-style-name="Visited_20_Internet_20_Link">A</text:a><text:a xlink:type="simple" xlink:href="https://www.adafruit.com/product/3857" text:style-name="Internet_20_link" text:visited-style-name="Visited_20_Internet_20_Link"><text:span text:style-name="T5">dafruit</text:span></text:a><text:a xlink:type="simple" xlink:href="https://www.adafruit.com/product/3857" text:style-name="Internet_20_link" text:visited-style-name="Visited_20_Internet_20_Link"> documentation</text:a></text:h>
                </text:list-item>
              </text:list>
            </text:list-item>
            <text:list-item>
              <text:h text:style-name="P5" text:outline-level="2">Battery connector – J1</text:h>
              <text:list>
                <text:list-item>
                  <text:h text:style-name="P5" text:outline-level="2">J1 connects the <text:span text:style-name="T5">5</text:span> battery wires to the board, these are Batt+, Gnd, SDA, SCL, <text:span text:style-name="T5">Therm</text:span></text:h>
                </text:list-item>
              </text:list>
            </text:list-item>
          </text:list>
        </text:list-item>
      </text:list>
      <text:h text:style-name="P6" text:outline-level="2"/>
      <text:list xml:id="list160806063249626" text:continue-numbering="true" text:style-name="Numbering_20_123">
        <text:list-item>
          <text:h text:style-name="P5" text:outline-level="2">Input protection</text:h>
          <text:list>
            <text:list-item>
              <text:h text:style-name="P5" text:outline-level="2">The diode pack U7 is used to clamp input signals to the rails</text:h>
            </text:list-item>
            <text:list-item>
              <text:h text:style-name="P5" text:outline-level="2"><text:span text:style-name="T4">R</text:span>elays K1 – K3</text:h>
              <text:list>
                <text:list-item>
                  <text:h text:style-name="P5" text:outline-level="2">Used to isolate the unit from the battery connector until it is powered up and configured</text:h>
                </text:list-item>
                <text:list-item>
                  <text:h text:style-name="P5" text:outline-level="2">Controlled by GPIOs from the Mega board thru FETs</text:h>
                </text:list-item>
              </text:list>
            </text:list-item>
          </text:list>
        </text:list-item>
      </text:list>
      <text:h text:style-name="P6" text:outline-level="2"/>
      <text:list xml:id="list160806562957647" text:continue-numbering="true" text:style-name="Numbering_20_123">
        <text:list-item>
          <text:h text:style-name="P5" text:outline-level="2">I2C interface</text:h>
          <text:list>
            <text:list-item>
              <text:h text:style-name="P5" text:outline-level="2">The I2C interface is handled by the <text:span text:style-name="T5">M4 Express</text:span> board hardware</text:h>
              <text:list>
                <text:list-item>
                  <text:h text:style-name="P5" text:outline-level="2">The Mega board interface is <text:span text:style-name="T5">3.3</text:span>V, <text:span text:style-name="T5">a level shifter</text:span> <text:span text:style-name="T5">made with Q2 &amp; Q3 is used to support higher bus voltages</text:span>.</text:h>
                </text:list-item>
              </text:list>
            </text:list-item>
            <text:list-item>
              <text:h text:style-name="P7" text:outline-level="2">Pull up voltage</text:h>
              <text:list>
                <text:list-item>
                  <text:h text:style-name="P7" text:outline-level="2">The I2C pull up voltage is controlled by <text:span text:style-name="T6">an</text:span> M<text:span text:style-name="T6">4 Express</text:span> GPIO using the <text:span text:style-name="T6">2</text:span> to 1 analog mux at U4.</text:h>
                </text:list-item>
                <text:list-item>
                  <text:h text:style-name="P7" text:outline-level="2">Voltages of 3.3V, or the battery voltage are supported.</text:h>
                </text:list-item>
                <text:list-item>
                  <text:h text:style-name="P8" text:outline-level="2">Battery voltages up to ~9.5V are supported</text:h>
                </text:list-item>
              </text:list>
            </text:list-item>
            <text:list-item>
              <text:h text:style-name="P7" text:outline-level="2">Pull up resistors</text:h>
              <text:list>
                <text:list-item>
                  <text:h text:style-name="P7" text:outline-level="2">The I/O board can provide pull up resistor values from 2K to <text:span text:style-name="T6">6.7</text:span>K</text:h>
                </text:list-item>
                <text:list-item>
                  <text:h text:style-name="P7" text:outline-level="2">The resistor value is controlled by GPIOs using the quad analog switches at U1 and U2</text:h>
                </text:list-item>
                <text:list-item>
                  <text:h text:style-name="P7" text:outline-level="2">By combining the 5.1K, 6.8K, and 10K resistors in various combinations the following <text:span text:style-name="T3">pull up</text:span> resistor values are available: 2.<text:span text:style-name="T6">0</text:span>K, <text:span text:style-name="T6">2.5K, </text:span>2.9K, 3.4K, 4.<text:span text:style-name="T6">1</text:span>K, 5.1K, <text:span text:style-name="T6">and </text:span>6.<text:span text:style-name="T6">7</text:span>K</text:h>
                </text:list-item>
              </text:list>
            </text:list-item>
            <text:list-item>
              <text:h text:style-name="P7" text:outline-level="2">Active clock drive</text:h>
              <text:list>
                <text:list-item>
                  <text:h text:style-name="P7" text:outline-level="2">To support batteries that need an active clock drive the left over analog switches in U1 and U2 are used to select between the selected pull up resistance or the output of the level shifter at U3</text:h>
                </text:list-item>
                <text:list-item>
                  <text:h text:style-name="P7" text:outline-level="2">Only a 3.3V active drive is supported</text:h>
                </text:list-item>
              </text:list>
            </text:list-item>
          </text:list>
        </text:list-item>
      </text:list>
      <text:h text:style-name="P9" text:outline-level="2"/>
      <text:list xml:id="list160806987220697" text:continue-numbering="true" text:style-name="Numbering_20_123">
        <text:list-item>
          <text:h text:style-name="P10" text:outline-level="2">On board Auth Chip</text:h>
          <text:list>
            <text:list-item>
              <text:h text:style-name="P10" text:outline-level="2">U6 is an Atmel/Microchip ATECC<text:span text:style-name="T5">6</text:span>08A authentication chip like the ones in our batteries.</text:h>
              <text:list>
                <text:list-item>
                  <text:h text:style-name="P10" text:outline-level="2">It’s main use is to perform the math associated with authenticating our batteries</text:h>
                </text:list-item>
                <text:list-item>
                  <text:h text:style-name="P10" text:outline-level="2">It stores the serial number <text:span text:style-name="T4">and </text:span>of the battery programmer unit</text:h>
                </text:list-item>
                <text:list-item>
                  <text:h text:style-name="P10" text:outline-level="2">It also stores the hardware rev of the I/O board</text:h>
                </text:list-item>
              </text:list>
            </text:list-item>
          </text:list>
        </text:list-item>
      </text:list>
      <text:h text:style-name="P9" text:outline-level="2"/>
      <text:list xml:id="list160806125801039" text:continue-numbering="true" text:style-name="Numbering_20_123">
        <text:list-item>
          <text:h text:style-name="P10" text:outline-level="2">Battery voltage measurement</text:h>
          <text:list>
            <text:list-item>
              <text:h text:style-name="P10" text:outline-level="2">The battery voltage is measured by an analog input on the <text:span text:style-name="T6">M4 Express</text:span> board</text:h>
            </text:list-item>
            <text:list-item>
              <text:h text:style-name="P10" text:outline-level="2">Resistors R1<text:span text:style-name="T6">1</text:span> and R<text:span text:style-name="T6">10</text:span> divide the voltage down to a level that allows inputs of <text:span text:style-name="T6">up to ~9.5</text:span>V to be measured</text:h>
            </text:list-item>
            <text:list-item>
              <text:h text:style-name="P10" text:outline-level="2">The <text:span text:style-name="T6">on-board </text:span>regulator <text:span text:style-name="T6">on the M4 Express</text:span> provides a 3.3V <text:span text:style-name="T6">1%</text:span> reference voltage to the M<text:span text:style-name="T6">4 Express</text:span> AREF pin.</text:h>
            </text:list-item>
          </text:list>
        </text:list-item>
        <text:list-item>
          <text:h text:style-name="P12" text:outline-level="2"><text:soft-page-break/>Config storage</text:h>
          <text:list>
            <text:list-item>
              <text:h text:style-name="P11" text:outline-level="2">The <text:span text:style-name="T7">unit serial number is stored in the first two bytes of slot 0, LSB first.</text:span></text:h>
              <text:list>
                <text:list-item>
                  <text:h text:style-name="P12" text:outline-level="2">SN values &lt; 1000 are for Zebra internal use only devices</text:h>
                </text:list-item>
                <text:list-item>
                  <text:h text:style-name="P12" text:outline-level="2">SN values &gt;= 1000 are for JDM devices</text:h>
                </text:list-item>
                <text:list-item>
                  <text:h text:style-name="P12" text:outline-level="2">Slot 0 will be locked after being programmed</text:h>
                </text:list-item>
              </text:list>
            </text:list-item>
            <text:list-item>
              <text:h text:style-name="P11" text:outline-level="2"><text:span text:style-name="T7">The hardware revision of the unit will be stored in the first two bytes of slot 1.</text:span></text:h>
              <text:list>
                <text:list-item>
                  <text:h text:style-name="P12" text:outline-level="2">Byte 0 will be the major rev value and byte 1 will be the minor rev value.</text:h>
                </text:list-item>
                <text:list-item>
                  <text:h text:style-name="P12" text:outline-level="2">Slot 1 will be left unlocked after being programmed.</text:h>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8T18:00:52.777000000</meta:creation-date>
    <dc:date>2021-07-20T16:08:05.319000000</dc:date>
    <meta:editing-duration>PT28M52S</meta:editing-duration>
    <meta:editing-cycles>3</meta:editing-cycles>
    <meta:generator>LibreOffice/7.1.3.2$Windows_X86_64 LibreOffice_project/47f78053abe362b9384784d31a6e56f8511eb1c1</meta:generator>
    <meta:document-statistic meta:table-count="0" meta:image-count="0" meta:object-count="0" meta:page-count="2" meta:paragraph-count="46" meta:word-count="548" meta:character-count="3001" meta:non-whitespace-character-count="2452"/>
  </office:meta>
</office:document-meta>
</file>